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974in">
            <draw:object draw:notify-on-update-of-ranges="Sheet1.A3:Sheet1.A7 Sheet1.B2:Sheet1.B2 Sheet1.B3:Sheet1.B7 Sheet1.A3:Sheet1.A7 Sheet1.C2:Sheet1.C2 Sheet1.C3:Sheet1.C7 Sheet1.A3:Sheet1.A7 Sheet1.D2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035in" svg:y="1.8165in">
            <draw:object draw:notify-on-update-of-ranges="Sheet1.A3:Sheet1.A7 Sheet1.A3:Sheet1.A7 Sheet1.E2:Sheet1.E2 Sheet1.E3:Sheet1.E7 Sheet1.A3:Sheet1.A7 Sheet1.F2:Sheet1.F2 Sheet1.F3:Sheet1.F7 Sheet1.A3:Sheet1.A7 Sheet1.G2:Sheet1.G2 Sheet1.G3:Sheet1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Process</text:p>
            <text:p>number</text:p>
          </table:table-cell>
          <table:table-cell table:style-name="ce1" office:value-type="string" calcext:value-type="string" table:number-columns-spanned="6" table:number-rows-spanned="1">
            <text:p>Time (sec)</text:p>
          </table:table-cell>
          <table:covered-table-cell table:style-name="ce2"/>
          <table:covered-table-cell table:style-name="ce1"/>
          <table:covered-table-cell table:number-columns-repeated="3" table:style-name="ce20"/>
        </table:table-row>
        <table:table-row table:style-name="ro1">
          <table:covered-table-cell table:style-name="ce2"/>
          <table:table-cell table:style-name="ce2" office:value-type="string" calcext:value-type="string">
            <text:p>Generation</text:p>
          </table:table-cell>
          <table:table-cell table:style-name="ce2" office:value-type="string" calcext:value-type="string">
            <text:p>Filling</text:p>
          </table:table-cell>
          <table:table-cell table:style-name="ce1" office:value-type="string" calcext:value-type="string">
            <text:p>Solving</text:p>
          </table:table-cell>
          <table:table-cell table:style-name="ce20" office:value-type="string" calcext:value-type="string">
            <text:p>Scalar</text:p>
          </table:table-cell>
          <table:table-cell table:style-name="ce20" office:value-type="string" calcext:value-type="string">
            <text:p>Addiction</text:p>
          </table:table-cell>
          <table:table-cell table:style-name="ce20" office:value-type="string" calcext:value-type="string">
            <text:p>Multiplication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14.9495" calcext:value-type="float">
            <text:p>14.9495</text:p>
          </table:table-cell>
          <table:table-cell table:style-name="ce7" office:value-type="float" office:value="39.9364" calcext:value-type="float">
            <text:p>39.9364</text:p>
          </table:table-cell>
          <table:table-cell table:style-name="ce12" office:value-type="float" office:value="35.3001" calcext:value-type="float">
            <text:p>35.3001</text:p>
          </table:table-cell>
          <table:table-cell table:style-name="ce12" office:value-type="float" office:value="6.58842" calcext:value-type="float">
            <text:p>6.58842</text:p>
          </table:table-cell>
          <table:table-cell table:style-name="ce12" office:value-type="float" office:value="3.84681" calcext:value-type="float">
            <text:p>3.84681</text:p>
          </table:table-cell>
          <table:table-cell table:style-name="ce18" office:value-type="float" office:value="22.994" calcext:value-type="float">
            <text:p>22.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7041" calcext:value-type="float">
            <text:p>7.97041</text:p>
          </table:table-cell>
          <table:table-cell office:value-type="float" office:value="20.3477" calcext:value-type="float">
            <text:p>20.3477</text:p>
          </table:table-cell>
          <table:table-cell office:value-type="float" office:value="18.0691" calcext:value-type="float">
            <text:p>18.0691</text:p>
          </table:table-cell>
          <table:table-cell office:value-type="float" office:value="3.3094" calcext:value-type="float">
            <text:p>3.3094</text:p>
          </table:table-cell>
          <table:table-cell office:value-type="float" office:value="1.95556" calcext:value-type="float">
            <text:p>1.95556</text:p>
          </table:table-cell>
          <table:table-cell office:value-type="float" office:value="11.5381" calcext:value-type="float">
            <text:p>11.5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798" calcext:value-type="float">
            <text:p>4.2798</text:p>
          </table:table-cell>
          <table:table-cell office:value-type="float" office:value="9.10192" calcext:value-type="float">
            <text:p>9.10192</text:p>
          </table:table-cell>
          <table:table-cell office:value-type="float" office:value="11.8547" calcext:value-type="float">
            <text:p>11.8547</text:p>
          </table:table-cell>
          <table:table-cell office:value-type="float" office:value="1.69546" calcext:value-type="float">
            <text:p>1.69546</text:p>
          </table:table-cell>
          <table:table-cell office:value-type="float" office:value="1.26462" calcext:value-type="float">
            <text:p>1.26462</text:p>
          </table:table-cell>
          <table:table-cell office:value-type="float" office:value="6.02451" calcext:value-type="float">
            <text:p>6.0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3957" calcext:value-type="float">
            <text:p>3.03957</text:p>
          </table:table-cell>
          <table:table-cell office:value-type="float" office:value="4.58143" calcext:value-type="float">
            <text:p>4.58143</text:p>
          </table:table-cell>
          <table:table-cell office:value-type="float" office:value="7.8764" calcext:value-type="float">
            <text:p>7.8764</text:p>
          </table:table-cell>
          <table:table-cell office:value-type="float" office:value="1.09015" calcext:value-type="float">
            <text:p>1.09015</text:p>
          </table:table-cell>
          <table:table-cell office:value-type="float" office:value="1.13784" calcext:value-type="float">
            <text:p>1.13784</text:p>
          </table:table-cell>
          <table:table-cell office:value-type="float" office:value="3.88704" calcext:value-type="float">
            <text:p>3.8870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float" office:value="2.53211" calcext:value-type="float">
            <text:p>2.53211</text:p>
          </table:table-cell>
          <table:table-cell table:style-name="ce16" office:value-type="float" office:value="1.79083" calcext:value-type="float">
            <text:p>1.79083</text:p>
          </table:table-cell>
          <table:table-cell table:style-name="ce6" office:value-type="float" office:value="5.81112" calcext:value-type="float">
            <text:p>5.81112</text:p>
          </table:table-cell>
          <table:table-cell table:style-name="ce6" office:value-type="float" office:value="0.838099" calcext:value-type="float">
            <text:p>0.838099</text:p>
          </table:table-cell>
          <table:table-cell table:style-name="ce6" office:value-type="float" office:value="0.633418" calcext:value-type="float">
            <text:p>0.633418</text:p>
          </table:table-cell>
          <table:table-cell table:style-name="ce9" office:value-type="float" office:value="2.2245" calcext:value-type="float">
            <text:p>2.2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5-01-12T18:01:53.976286013</dc:date>
    <meta:editing-duration>PT4H18M57S</meta:editing-duration>
    <meta:editing-cycles>28</meta:editing-cycles>
    <meta:generator>LibreOffice/7.3.7.2$Linux_X86_64 LibreOffice_project/30$Build-2</meta:generator>
    <meta:document-statistic meta:table-count="1" meta:cell-count="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A3:Sheet1.D7 Sheet1.B2:Sheet1.D2" chart:data-source-has-labels="row" svg:x="1.331cm" svg:y="0.18cm" svg:width="11.338cm" svg:height="7.659cm">
          <chart:coordinate-region svg:x="1.952cm" svg:y="0.38cm" svg:width="10.53cm" svg:height="6.812cm"/>
          <chart:axis chart:dimension="x" chart:name="primary-x" chart:style-name="ch4">
            <chart:title svg:x="5.765cm" svg:y="8.019cm" chart:style-name="ch5">
              <text:p>Proces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series chart:style-name="ch10" chart:values-cell-range-address="Sheet1.C3:Sheet1.C7" chart:label-cell-address="Sheet1.C2:Sheet1.C2" chart:class="chart:scatter">
            <chart:data-point chart:repeated="5"/>
          </chart:series>
          <chart:series chart:style-name="ch11" chart:values-cell-range-address="Sheet1.D3:Sheet1.D7" chart:label-cell-address="Sheet1.D2:Sheet1.D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ion</text:p>
                <draw:g>
                  <svg:desc>Sheet1.B2:Sheet1.B2</svg:desc>
                </draw:g>
              </table:table-cell>
              <table:table-cell office:value-type="string">
                <text:p>Filling</text:p>
                <draw:g>
                  <svg:desc>Sheet1.C2:Sheet1.C2</svg:desc>
                </draw:g>
              </table:table-cell>
              <table:table-cell office:value-type="string">
                <text:p>Solv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14.9495">
                <text:p>14.9495</text:p>
                <draw:g>
                  <svg:desc>Sheet1.B3:Sheet1.B7</svg:desc>
                </draw:g>
              </table:table-cell>
              <table:table-cell office:value-type="float" office:value="39.9364">
                <text:p>39.9364</text:p>
                <draw:g>
                  <svg:desc>Sheet1.C3:Sheet1.C7</svg:desc>
                </draw:g>
              </table:table-cell>
              <table:table-cell office:value-type="float" office:value="35.3001">
                <text:p>35.3001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97041">
                <text:p>7.97041</text:p>
              </table:table-cell>
              <table:table-cell office:value-type="float" office:value="20.3477">
                <text:p>20.3477</text:p>
              </table:table-cell>
              <table:table-cell office:value-type="float" office:value="18.0691">
                <text:p>18.0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2798">
                <text:p>4.2798</text:p>
              </table:table-cell>
              <table:table-cell office:value-type="float" office:value="9.10192">
                <text:p>9.10192</text:p>
              </table:table-cell>
              <table:table-cell office:value-type="float" office:value="11.8547">
                <text:p>11.8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03957">
                <text:p>3.03957</text:p>
              </table:table-cell>
              <table:table-cell office:value-type="float" office:value="4.58143">
                <text:p>4.58143</text:p>
              </table:table-cell>
              <table:table-cell office:value-type="float" office:value="7.8764">
                <text:p>7.8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53211">
                <text:p>2.53211</text:p>
              </table:table-cell>
              <table:table-cell office:value-type="float" office:value="1.79083">
                <text:p>1.79083</text:p>
              </table:table-cell>
              <table:table-cell office:value-type="float" office:value="5.81112">
                <text:p>5.81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2.645cm" svg:y="3.703cm" style:legend-expansion="high" chart:style-name="ch2"/>
        <chart:plot-area chart:style-name="ch3" table:cell-range-address="Sheet1.A3:Sheet1.A7 Sheet1.E2:Sheet1.G7" chart:data-source-has-labels="both" svg:x="1.331cm" svg:y="0.18cm" svg:width="10.994cm" svg:height="7.659cm">
          <chart:coordinate-region svg:x="1.952cm" svg:y="0.379cm" svg:width="10.187cm" svg:height="6.813cm"/>
          <chart:axis chart:dimension="x" chart:name="primary-x" chart:style-name="ch4" chartooo:axis-type="auto">
            <chart:title svg:x="5.593cm" svg:y="8.019cm" chart:style-name="ch5">
              <text:p>Process number</text:p>
            </chart:title>
            <chart:categories table:cell-range-address="Sheet1.A3:Sheet1.A7"/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7" chart:label-cell-address="Sheet1.E2:Sheet1.E2" chart:class="chart:scatter">
            <chart:domain table:cell-range-address="Sheet1.A3:Sheet1.A7"/>
            <chart:data-point chart:repeated="5"/>
          </chart:series>
          <chart:series chart:style-name="ch10" chart:values-cell-range-address="Sheet1.F3:Sheet1.F7" chart:label-cell-address="Sheet1.F2:Sheet1.F2" chart:class="chart:scatter">
            <chart:data-point chart:repeated="5"/>
          </chart:series>
          <chart:series chart:style-name="ch11" chart:values-cell-range-address="Sheet1.G3:Sheet1.G7" chart:label-cell-address="Sheet1.G2:Sheet1.G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ar</text:p>
                <draw:g>
                  <svg:desc>Sheet1.E2:Sheet1.E2</svg:desc>
                </draw:g>
              </table:table-cell>
              <table:table-cell office:value-type="string">
                <text:p>Addiction</text:p>
                <draw:g>
                  <svg:desc>Sheet1.F2:Sheet1.F2</svg:desc>
                </draw:g>
              </table:table-cell>
              <table:table-cell office:value-type="string">
                <text:p>Multiplic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6.58842">
                <text:p>6.58842</text:p>
                <draw:g>
                  <svg:desc>Sheet1.E3:Sheet1.E7</svg:desc>
                </draw:g>
              </table:table-cell>
              <table:table-cell office:value-type="float" office:value="3.84681">
                <text:p>3.84681</text:p>
                <draw:g>
                  <svg:desc>Sheet1.F3:Sheet1.F7</svg:desc>
                </draw:g>
              </table:table-cell>
              <table:table-cell office:value-type="float" office:value="22.994">
                <text:p>22.994</text:p>
                <draw:g>
                  <svg:desc>Sheet1.G3:Sheet1.G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094">
                <text:p>3.3094</text:p>
              </table:table-cell>
              <table:table-cell office:value-type="float" office:value="1.95556">
                <text:p>1.95556</text:p>
              </table:table-cell>
              <table:table-cell office:value-type="float" office:value="11.5381">
                <text:p>11.5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9546">
                <text:p>1.69546</text:p>
              </table:table-cell>
              <table:table-cell office:value-type="float" office:value="1.26462">
                <text:p>1.26462</text:p>
              </table:table-cell>
              <table:table-cell office:value-type="float" office:value="6.02451">
                <text:p>6.024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9015">
                <text:p>1.09015</text:p>
              </table:table-cell>
              <table:table-cell office:value-type="float" office:value="1.13784">
                <text:p>1.13784</text:p>
              </table:table-cell>
              <table:table-cell office:value-type="float" office:value="3.88704">
                <text:p>3.887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38099">
                <text:p>0.838099</text:p>
              </table:table-cell>
              <table:table-cell office:value-type="float" office:value="0.633418">
                <text:p>0.633418</text:p>
              </table:table-cell>
              <table:table-cell office:value-type="float" office:value="2.2245">
                <text:p>2.2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